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5547in"/>
    </style:style>
    <style:style style:name="co8" style:family="table-column">
      <style:table-column-properties fo:break-before="auto" style:column-width="5.193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154in"/>
    </style:style>
    <style:style style:name="co11" style:family="table-column">
      <style:table-column-properties fo:break-before="auto" style:column-width="1.8016in"/>
    </style:style>
    <style:style style:name="co1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adar 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Callout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part#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replacement part#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p cost</text:p>
          </table:table-cell>
          <table:table-cell table:style-name="Default" office:value-type="string" calcext:value-type="string">
            <text:p>link A</text:p>
          </table:table-cell>
          <table:table-cell table:style-name="Default" office:value-type="string" calcext:value-type="string">
            <text:p>link B</text:p>
          </table:table-cell>
        </table:table-row>
        <table:table-row table:style-name="ro2">
          <table:table-cell office:value-type="string" calcext:value-type="string">
            <text:p>OS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95-2536C+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sgm 232508 dev</text:p>
          </table:table-cell>
          <table:table-cell/>
          <table:table-cell office:value-type="string" calcext:value-type="string">
            <text:p>20-30</text:p>
          </table:table-cell>
          <table:table-cell office:value-type="string" calcext:value-type="string">
            <text:p><text:a xlink:href="https://www.ebay.com/itm/116862393197?_skw=2.4G+2300-2485MHz+RF+VCO+Signal+Source+Microwave+Voltage+Controlled+Oscillator&amp;itmmeta=01KBR0PCKBW451HQHWQTJ993SB&amp;hash=item1b358a9b6d:g:OIoAAOSwNF1fhXSg&amp;itmprp=enc%3AAQAKAAABMFkggFvd1GGDu0w3yXCmi1dAgQcLU5ZkNFReCbkkDjFzJ4o4Ip4Dcd9aCrM7dtXyXoCBM%2BzSkF2fM--%2BqVmRY%2Ben1EQ7Juq%2FZTmKTyMeQ%2BJNGgm%2BR%2B0C2zVPjYaHhnphgf2OXBuY%2BlSuYL2MHFN8gcqfGV1yBqB34seAmbu0%2Fnuhl38S53ZrtKs7VUZ0lOV8CoiXXV3UxdKmmETHJdUOiUbZrx8xCv50yST7xVm6EZu%2BDWNIsY1girMJOouJXoGZUt6xh%2BloypXIUi%2FXzPmZODl%2BAAU4ggavOhBzGrM23ZuzMglo%2BlEF%2FRx1jZxfNkBg%2Bk2pkMnLL%2BXjdHdmNM8PVuapBHLbtj8IVAUXdICAudfhLjA3QrTmCAn8iMvXV8Nj%2BHNoi4%2BwV%2Fc2V6ouYzdNe4M%3D%7Ctkp%3ABFBM6MnZgN5m" xlink:type="simple">RF VCO Signal Source Microwave Voltage Controlled Oscillator Signal Generator | eBay</text:a> </text:p>
          </table:table-cell>
          <table:table-cell office:value-type="string" calcext:value-type="string">
            <text:p><text:a xlink:href="https://www.ebay.com/itm/286835717457?_skw=2.4GHx+VCO+with+sweep&amp;itmmeta=01KBR0BEMSARJ13XP9CCB99GCV&amp;hash=item42c8bdb551:g:m1sAAOSwgHNi0MFB&amp;itmprp=enc%3AAQAKAAAA8FkggFvd1GGDu0w3yXCmi1e4bZ2HSrWaypH3PqccUAb37tRV%2FAxwlfwYdMMify67cs2ciCgiY0yDv1ksFHbJPUrvY9%2FtS%2FTlKehtxi98S981rOwCFpcsa1NRp8OvokUcZFeC8rd%2Fyx%2BXTSzTmd12s%2BDvY1sd7mt27xJqPErRNNi5cfA5bfHVS3O080xEakM%2FrHnY1hqLWfu6WwLQb1OsV5ywztjkhNaUKx8P6eBF204cDZ%2Fp3MHGho2I09LttIYmaCjFvazJ99k8arsSU3lVS0Qb7zy24FQ7QxT6v%2BU%2B70OHXzsuLyI%2FQS6ikG7uOhJp5g%3D%3D%7Ctkp%3ABFBMwuqtgN5m" xlink:type="simple">HW205 2.4GHz VCO Signal Generator Module RF Signal Source With Sweep Frequency | eBay</text:a> </text:p>
          </table:table-cell>
        </table:table-row>
        <table:table-row table:style-name="ro2">
          <table:table-cell office:value-type="string" calcext:value-type="string">
            <text:p>AT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T-3+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T-3A+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minicircuits.com/WebStore/dashboard.html?model=VAT-3A%2B" xlink:type="simple">3 dB Fixed Attenuator, DC - 6000 MHz, 50Ω | VAT-3A+ | Mini-Circuits</text:a> </text:p>
          </table:table-cell>
          <table:table-cell office:value-type="string" calcext:value-type="string">
            <text:p><text:a xlink:href="https://www.ebay.com/itm/236107678396?_skw=3DB+SMA+ATTENUATOR&amp;itmmeta=01KBR13GH5PRCQ6V15S8R67X74&amp;hash=item36f91d42bc:g:4DQAAOSwT8ZoKO4i&amp;itmprp=enc%3AAQAKAAAA8FkggFvd1GGDu0w3yXCmi1dhEk5m9ytVhvCPnvFKk%2FpcfuYpOEY17QBwFm%2F3H%2F%2BbnWXc2t0Qa1VIDsA2whv6XcS0mFzD818NgEJBW0ro8REZ%2Bi6n2J8kLn1oFUAszPfGny1OZFrkRBgjTB5epRzSbTsUvExs0ELQIoXtCd4hYdOT%2FIYtthu9cYacE46H%2BGnZIElCpEtT0ivVDvKO97gnSffbxR6Gx7W3GEgAQBd%2BALgOA8apdf0LxKuhRdRS1KTtMY7JO3pOCa631NKeq5uHAwky3MjlRUiUwFe7vzBuwQkBToDYog6%2BGQzMDUWkJc46NQ%3D%3D%7Ctkp%3ABk9SR96IjoHeZg" xlink:type="simple">Mini-Circuits 15542 VAT-3+ 3dB Attenuator 50 Ohm SMA M/F Connections 3 1017 | eBay</text:a> </text:p>
          </table:table-cell>
        </table:table-row>
        <table:table-row table:style-name="ro2">
          <table:table-cell office:value-type="string" calcext:value-type="string">
            <text:p>PA1/LNA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ZX60-272LN-S+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F2126 RF  / </text:p>
            <text:p>RF5102TR7 </text:p>
          </table:table-cell>
          <table:table-cell/>
          <table:table-cell office:value-type="string" calcext:value-type="string">
            <text:p>10-20</text:p>
          </table:table-cell>
          <table:table-cell office:value-type="string" calcext:value-type="string">
            <text:p><text:a xlink:href="https://www.ebay.com/itm/205863587381?var=0&amp;mkevt=1&amp;mkcid=1&amp;mkrid=711-53200-19255-0&amp;campid=5338991406&amp;toolid=10029&amp;customid=558139609787919436&amp;loc_interest_ms=&amp;loc_physical_ms=74174" xlink:type="simple">RF2126 RF Amplifier 2.4GHZ WIFI Amplifier Graphic Transmission Amplifier | eBay</text:a> </text:p>
          </table:table-cell>
          <table:table-cell table:style-name="ce1" office:value-type="string" calcext:value-type="string">
            <text:p><text:a xlink:href="https://www.mouser.com/ProductDetail/Qorvo/RF5102TR7?qs=tkvX2tz6JTEeDHFjgybyMQ%3D%3D&amp;mgh=1&amp;utm_source=chatgpt.com" xlink:type="simple">RF5102TR7 Qorvo | Mouser</text:a> </text:p>
          </table:table-cell>
        </table:table-row>
        <table:table-row table:style-name="ro1">
          <table:table-cell office:value-type="string" calcext:value-type="string">
            <text:p>SPLT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ZX10-2-42+ 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minicircuits.com/WebStore/dashboard.html?model=ZX10-2-42-S%2B" xlink:type="simple">2 Ways DC Pass Power Splitter, 1900 - 4200 MHz, 50Ω | ZX10-2-42-S+ | Mini-Circuits</text:a> </text:p>
          </table:table-cell>
          <table:table-cell table:style-name="ce1" office:value-type="string" calcext:value-type="string">
            <text:p><text:a xlink:href="https://www.ebay.com/itm/376300201061?_trkparms=itmf%3D1%26aid%3D1110006%26rkt%3D4%26mech%3D1%26algv%3DSimVIDwebV4WithCtxRankerV1UnifiedFeatures%26pmt%3D1%26amclksrc%3DITM%26sd%3D126689605512%26sid%3DAQAKAAAAEMfhFdX%2FPW2b6mfMlmV56RE%3D%26itm%3D376300201061%26noa%3D0%26plcampt%3D0%3A126091993019%26algo%3DHOMESPLICE.SIM%26brand%3DUnbranded%26asc%3D20231107084023%26ao%3D1%26rk%3D4%26pid%3D101875%26b%3D1%26mehot%3Dnone%26lsid%3D0%26meid%3Dcb810a2aa59542f08b06baf3e9739a1c%26pg%3D2332490&amp;_trksid=p2332490.c101875.m1851&amp;itmprp=cksum%3A376300201061cb810a2aa59542f08b06baf3e9739a1c%7Cenc%3AAQAKAAABELbQdNnV9E6H66rV4nIZYAZCOANuR76zl8wG%252FmKawEdd%252FZzO2T5yUdpwsFRr7Sz0JLI0jnxkRMrwOCEBxgexhKOiQapcAKCxa2KYd35aGN1Efes2b1DRig95QWttDyb3XYEQuJFEk%252BRvfAPxc%252BVecVNHS2xbsVVfOP0wPEy24aQO4NvZPjqr2mNaiHdhAzGihbBEK1nNIykBeqthf%252FHcnfsJmhkuLT%252Fe%252BePysBv1Jykx9If87AOk4kEQRh9EZIYQDwgBGk4JE%252Fiu655AzsbjEp%252F3HNjey8Op%252FkbAp32%252FUktEBp%252BfgxTxcajRUORfyJUgyY%252FQ532dyBU5bDYCd3vWrQEpq8TJZCs2FvW3zTZCD4cY%7Campid%3APL_CLK%7Cclp%3A2332490" xlink:type="simple">100‑2700M Frequency RF Power Splitter 2‑Way Divider Combiner | eBay</text:a> </text:p>
          </table:table-cell>
        </table:table-row>
        <table:table-row table:style-name="ro2">
          <table:table-cell office:value-type="string" calcext:value-type="string">
            <text:p>MX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X05-43MH-S+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E-2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www.minicircuits.com/WebStore/dashboard.html?model=ZX05-43MH-S%2B" xlink:type="simple">Level 13, Double Balanced Mixer, RF/LO Freq 824 - 4200 MHz | ZX05-43MH-S+ | Mini-Circuits</text:a> </text:p>
          </table:table-cell>
          <table:table-cell office:value-type="string" calcext:value-type="string">
            <text:p><text:a xlink:href="https://www.ebay.com/itm/286824757955?_skw=ADE-25RF%2FLO&amp;itmmeta=01KBRMJG68WWXT4SECVMD6VK0H&amp;hash=item42c8167ac3:g:1E4AAeSwvDZoyjE4&amp;itmprp=enc%3AAQAKAAAA4FkggFvd1GGDu0w3yXCmi1ey9FwK7R9GFecGm%2F5MZuD34vTPPE0KK4C8TacPX67rpQRvUm3owBfLUR4nYJFmPAOqm4KfaC7IzCHLLAQVRvK0m1%2Fr43wL%2BsBXyWt%2FTvn5quKPpRr8qaGPWEoW%2BP9YPaFSy9bDn86wIoubZSCZyrcwwQLozXsS%2B%2BRLxYvcBpa33nUGSqmGASJZXuRmvwF6kf1N3KySNmNFQbUO5WwsjHdkN%2BadSyC%2BvTyHGnQAKJAqsm5VsqSL1TWY0ca%2BeDw5n93xA8oukbzucY8eEtg1QucE%7Ctkp%3ABFBMpIPKlN5m" xlink:type="simple">ADE-25 High Linearity Passive Diode Mixer 5-2500MHz For RF Ham Radio Projects | eBay</text:a> </text:p>
          </table:table-cell>
        </table:table-row>
        <table:table-row table:style-name="ro1">
          <table:table-cell office:value-type="string" calcext:value-type="string">
            <text:p>SMA M-M BARRELS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M-SM50+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 pack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minicircuits.com/WebStore/dashboard.html?model=SM-SM50%2B" xlink:type="simple">RF Adapter Straight SMA Male to SMA Male DC - 18GHz 50Ω | SM-SM50+ | Mini-Circuits</text:a> </text:p>
          </table:table-cell>
          <table:table-cell table:style-name="ce1" office:value-type="string" calcext:value-type="string">
            <text:p><text:a xlink:href="https://www.ebay.com/itm/326588540007?_trkparms=itmf%3D1%26aid%3D1110006%26rkt%3D4%26mech%3D1%26algv%3DSimVIDwebV4WithCtxRankerV1UnifiedFeatures%26pmt%3D1%26amclksrc%3DITM%26sd%3D193882989988%26sid%3DAQAKAAAAEK9Tsv9qjq0eUSGXzjzTDxg%3D%26itm%3D326588540007%26noa%3D0%26plcampt%3D0%3A117560537019%26algo%3DHOMESPLICE.SIM%26brand%3DUnbranded%26asc%3D20231107084023%26ao%3D1%26rk%3D2%26pid%3D101875%26b%3D1%26mehot%3Dnone%26lsid%3D0%26meid%3Df5d6a76173d1402d8155278a13ef5f19%26pg%3D2332490&amp;_trksid=p2332490.c101875.m1851&amp;itmprp=cksum%3A326588540007f5d6a76173d1402d8155278a13ef5f19%7Cenc%3AAQAKAAABELbQdNnV9E6H66rV4nIZYAZCOANuR76zl8wG%252FmKawEdd%252FZzO2T5yUdpwsFRr7Sz0JFZ5rtMPEMDev8kYGQu%252B8bzZpda2nA0jlM0JNhRvBIkYjhmzB%252BCuh4v1KEddFlASKdwWgJkeGElrqiYCOS9ZEek9ix0vcNjQRf5%252F5VJ37livQaJL7N1RpwWpWiX2h9vAKHxAo0UfrylonI26VJhRq%252BSrTn7tlhEGf97yX0QaaURO%252F6%252BpsFN7yUZH4Nw9X2%252BhmXgBbIhPy3EvpafDQFxB6%252BS7%252B5vS3MqLBu9%252BlUXP%252BZX0wOy1%252FvWP1EmDBujBNdI6%252F%252BBndNqU%252FME054Y64aGkaPXYS0fjbTTqCw3Zy9DGYi6e%7Campid%3APL_CLK%7Cclp%3A2332490" xlink:type="simple">10Pcs SMA Male Plug to SMA Male Plug Straight RF Coaxial Adapter Connector US | eBay</text:a> </text:p>
          </table:table-cell>
        </table:table-row>
      </table:table>
      <table:table table:name="Cantennas" table:style-name="ta1">
        <table:table-column table:style-name="co10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Callou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replacement part#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p cost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ffee c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L bracket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556A24 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string" calcext:value-type="string">
            <text:p>1556A24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 F BULKH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32 SCREW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-32 NU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-32 LOCKWASHER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” SMA M-M CABL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6”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www.ebay.com/itm/193173919246?_skw=sma+cable&amp;itmmeta=01KBRN1Y022GGMDFTVG0Y3S0MR&amp;hash=item2cfa10160e%3Ag%3AFA4AAOSwwUJdsVgC&amp;itmprp=enc%3AAQAKAAAAwFkggFvd1GGDu0w3yXCmi1dXAE3fIt0pB63%2BOIL4vGnhm26Ef7DuZJc0wpaRPRGxEhisSGVt6cbz1B%2FaI5fdLrNxHOdXqiNEyqgb5D8m%2B2Mjo2xzoqV2H3HlTd2Xzkww9ePICI1CEBJix95J5w7%2F2oIOIgdD4T68%2FNUqjuLWueXfLMW%2BN1WyCZS%2BCLRrr2uyU1%2FhaUJyDnNTGpDWie8r5NlwPVDkOIcdy3cOr8l55YmSvwT5AmI%2B%2BTTBaCt2J8jiMw%3D%3D%7Ctkp%3ABk9SR8Lgh5XeZg&amp;var=493364367630" xlink:type="simple">5-100Pcs RG316 SMA male to SMA male Lot RF Pigtail Coax Jumper Coaxial Cable | eBay</text:a> </text:p>
          </table:table-cell>
        </table:table-row>
      </table:table>
      <table:table table:name="Analog, Power, and misc" table:style-name="ta1">
        <table:table-column table:style-name="co11" table:default-cell-style-name="Default"/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Callou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replacement part#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p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 Screws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suring tape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 Screws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dulator 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XR-2206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cro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ebay.com/itm/357974475029?_skw=ATtiny85&amp;itmmeta=01KBT85899C4Q6K3E6DEFAYDNT&amp;hash=item5358f10115:g:rZ4AAeSwAyxpLtfZ&amp;itmprp=enc%3AAQAKAAAAwFkggFvd1GGDu0w3yXCmi1fhLUuH3oTWlOaURaFH8FwKS%2BIXtBkCW%2F2GvhCj%2FrY%2BswSOHUQohd4rmy1UkXlnfpuzbr0R8PvKgJxVK%2FS5JMpwYaHQDc5Z6AR4IKpnA5aOPcwxLsqZYfn8RWbn9CvpPl12kdYOEi%2Fa2PSPayj%2BKYEpjQfeXHLYyIc%2F1VZX3phk0KhBQRvQi7F5PMnAth3roeMXYn2iCMBDiQYUHWxHPrXUxXLHvWdjiWuGGRoIzNTKxg%3D%3D%7Ctkp%3ABk9SR-KElcjeZg" xlink:type="simple">1Pcs New Digispark Kickstarter Attiny85 USB Development Board for arduino | eBay</text:a> </text:p>
          </table:table-cell>
          <table:table-cell table:style-name="ce2" office:value-type="string" calcext:value-type="string">
            <text:p><text:a xlink:href="https://www.ebay.com/itm/126512288636?_skw=arduino+nano&amp;itmmeta=01KBT5FDNNEDE2MD9KBQXQXJ53&amp;hash=item1d74b8537c:g:fiwAAOSwKV5mXZ4k&amp;itmprp=enc%3AAQAKAAAA8FkggFvd1GGDu0w3yXCmi1eJjyLFk2dH2P5ViKh%2FR0Gvybl0X3QdPNDuVL60YNe6hhkGCPSR%2F5Rs4t%2F2MjHazDx2XGp2Ir19vGPWNpcf7NPHhyE3X1wUMfXYuSW3j1sp5ZI3ocEogC9GNGbb4rfTQeRCK14vs3IfciKCnIwt7v5dmvTNs2pq%2BRD5S%2FYRH3Nay1fjQC7TudX7SqciY0O1yhuwRbunvYZ7Oo8yottyYmhwGQ%2Fbidzn3Hai9RCmD%2BgW%2FHJFmPB%2BMV%2F1IBmAf9OUTGzDMgwBka0IPgZj3KWLekHX8DQorBqUoHw0j1XmwYv8CA%3D%3D%7Ctkp%3ABk9SR_zavcXeZg" xlink:type="simple">2/4/6PCS Nano V3.0 Mini USB ATmega328P-AU CH340 5V Board USB For Arduino US | eBay</text:a> </text:p>
          </table:table-cell>
          <table:table-cell table:style-name="ce2" office:value-type="string" calcext:value-type="string">
            <text:p><text:a xlink:href="https://www.ebay.com/itm/176116775498?chn=ps&amp;mkevt=1&amp;mkcid=28&amp;google_free_listing_action=view_item&amp;utm_source=chatgpt.com&amp;autorefresh=true" xlink:type="simple">AD9850 DDS Signal Generator Module 0-40MHz 2 Sine Wave And 2 Square Wave Output | eBay</text:a> </text:p>
          </table:table-cell>
        </table:table-row>
        <table:table-row table:style-name="ro1">
          <table:table-cell office:value-type="string" calcext:value-type="string">
            <text:p>Video Amp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X414CPD+ 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I LM324 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<text:a xlink:href="https://www.digikey.com/en/products/detail/texas-instruments/LM324N/277627" xlink:type="simple">LM324N Texas Instruments | Integrated Circuits (ICs) | DigiKey</text:a> </text:p>
          </table:table-cell>
          <table:table-cell table:style-name="ce1" office:value-type="string" calcext:value-type="string">
            <text:p><text:a xlink:href="https://www.ebay.com/itm/365908353941?_skw=TI+LM324&amp;itmmeta=01KBT8RWQG1W2WC4XPXGZMTXAP&amp;hash=item5531d66395:g:HXkAAeSwEABo5XXn&amp;itmprp=enc%3AAQAKAAAA4FkggFvd1GGDu0w3yXCmi1euTAB8q9f7BDlBg9CdtcVEfD3fPP%2FmuWQpZ9RdsEeCODS%2B%2FXCwiHAh0dqOu0IssjmnuG9uZHpTbpTSMikMWC7hljt1ne4%2B0Ou5OKocLwAtRBibUMjthDO1Kng6u4%2Fclss2s0bt7BqEAawxNceUMsO2Sl1sEMpamgcpakV9PiSyFVqCJMqovXSwaVgiSMPFALjc3WkjV1XBiNyTl8ofOrElFmZ0BXrnYKjymeHkHQWrnah9GLPtqbh5W21ONuwos4HLyiiBcfqabStq4Qy1ypJj%7Ctkp%3ABk9SR_jL48jeZg" xlink:type="simple">10 Pack Texas Instruments LM324N / Quad Op-Amp Dip-14 IC | eBay</text:a> </text:p>
          </table:table-cell>
          <table:table-cell/>
        </table:table-row>
        <table:table-row table:style-name="ro1">
          <table:table-cell office:value-type="string" calcext:value-type="string">
            <text:p>solderless breadboard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-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a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b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f_1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a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b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g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oupling 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oupling 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mmer p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in resis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pa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V regula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dio 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re t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ing capaci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 trimmer p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uF 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 uF c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.1K resistor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10K resis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K LED resistor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100K resistor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47K Resis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uF cap unpolarized</text:p>
          </table:table-cell>
          <table:table-cell table:number-columns-repeated="9"/>
        </table:table-row>
      </table:table>
      <table:table table:name="TEMPLATE" table:style-name="ta1">
        <table:table-column table:style-name="co9" table:number-columns-repeated="4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allou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replacement part#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p c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0:32:34.65313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3:15:04.349912200</meta:creation-date>
    <dc:date>2025-12-06T16:32:17.106517300</dc:date>
    <meta:editing-duration>PT4H33M36S</meta:editing-duration>
    <meta:editing-cycles>3</meta:editing-cycles>
    <meta:generator>LibreOffice/25.8.3.2$Windows_X86_64 LibreOffice_project/8ca8d55c161d602844f5428fa4b58097424e324e</meta:generator>
    <meta:document-statistic meta:table-count="4" meta:cell-count="166" meta:object-count="0"/>
  </office:meta>
</office:document-meta>
</file>